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giConfiguration.register( JaasRealm realm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Configuratio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sgiConfiguration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sgiConfiguration.getAppConfigurationEntry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sgiConfiguration.unregister( JaasRealm realm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Configuratio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